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First_20_paragraph">
      <style:text-properties officeooo:paragraph-rsid="000b1820"/>
    </style:style>
    <style:style style:name="P2" style:family="paragraph" style:parent-style-name="Preformatted_20_Text">
      <style:text-properties officeooo:paragraph-rsid="000b1820"/>
    </style:style>
    <style:style style:name="P3" style:family="paragraph" style:parent-style-name="Preformatted_20_Text">
      <style:text-properties fo:font-size="9pt" officeooo:paragraph-rsid="000b1820" style:font-size-asian="9pt" style:font-size-complex="9pt"/>
    </style:style>
    <style:style style:name="P4" style:family="paragraph" style:parent-style-name="Preformatted_20_Text">
      <style:text-properties fo:font-size="12pt" officeooo:paragraph-rsid="000b1820" style:font-size-asian="12pt" style:font-size-complex="12pt"/>
    </style:style>
    <style:style style:name="P5" style:family="paragraph" style:parent-style-name="Text_20_body">
      <style:text-properties officeooo:paragraph-rsid="0008fd2d"/>
    </style:style>
    <style:style style:name="P6" style:family="paragraph" style:parent-style-name="Text_20_body">
      <style:paragraph-properties fo:text-align="center" style:justify-single-word="false"/>
    </style:style>
    <style:style style:name="P7" style:family="paragraph" style:parent-style-name="Heading_20_2">
      <style:text-properties officeooo:paragraph-rsid="000b1820"/>
    </style:style>
    <style:style style:name="P8" style:family="paragraph" style:parent-style-name="Heading_20_3">
      <style:text-properties officeooo:paragraph-rsid="000b1820"/>
    </style:style>
    <style:style style:name="P9" style:family="paragraph" style:parent-style-name="Preformatted_20_Text">
      <style:text-properties officeooo:paragraph-rsid="000b1820"/>
    </style:style>
    <style:style style:name="P10" style:family="paragraph" style:parent-style-name="Preformatted_20_Text">
      <style:text-properties fo:font-size="9pt" officeooo:paragraph-rsid="000b1820" style:font-size-asian="9pt" style:font-size-complex="9pt"/>
    </style:style>
    <style:style style:name="P11" style:family="paragraph" style:parent-style-name="Preformatted_20_Text">
      <style:text-properties fo:font-size="9pt" officeooo:paragraph-rsid="00107cb5" style:font-size-asian="9pt" style:font-size-complex="9pt"/>
    </style:style>
    <style:style style:name="P12" style:family="paragraph" style:parent-style-name="Preformatted_20_Text">
      <style:text-properties fo:font-size="9pt" fo:font-weight="normal" officeooo:paragraph-rsid="00107cb5" style:font-size-asian="9pt" style:font-weight-asian="normal" style:font-size-complex="9pt" style:font-weight-complex="normal"/>
    </style:style>
    <style:style style:name="P13" style:family="paragraph" style:parent-style-name="Preformatted_20_Text">
      <style:text-properties fo:font-size="9pt" fo:font-weight="bold" officeooo:paragraph-rsid="00107cb5" style:font-size-asian="9pt" style:font-weight-asian="bold" style:font-size-complex="9pt" style:font-weight-complex="bold"/>
    </style:style>
    <style:style style:name="T1" style:family="text">
      <style:text-properties officeooo:rsid="0008fd2d"/>
    </style:style>
    <style:style style:name="T2" style:family="text">
      <style:text-properties fo:font-style="italic" style:font-style-asian="italic" style:font-style-complex="italic"/>
    </style:style>
    <style:style style:name="T3" style:family="text">
      <style:text-properties officeooo:rsid="000b1820"/>
    </style:style>
    <style:style style:name="T4" style:family="text">
      <style:text-properties style:font-name="Courier New" officeooo:rsid="000b1820" style:font-name-asian="Courier New" style:font-name-complex="Courier New"/>
    </style:style>
    <style:style style:name="T5" style:family="text">
      <style:text-properties style:font-name="Courier New" fo:font-size="12pt" officeooo:rsid="00107cb5" style:font-name-asian="Courier New" style:font-size-asian="12pt" style:font-name-complex="Courier New" style:font-size-complex="12pt"/>
    </style:style>
    <style:style style:name="T6" style:family="text">
      <style:text-properties fo:color="#069a2e" loext:opacity="100%"/>
    </style:style>
    <style:style style:name="T7" style:family="text">
      <style:text-properties fo:color="#069a2e" loext:opacity="100%" fo:font-size="12pt" style:font-size-asian="12pt" style:font-size-complex="12pt"/>
    </style:style>
    <style:style style:name="T8" style:family="text">
      <style:text-properties fo:font-size="12pt" style:font-size-asian="12pt" style:font-size-complex="12pt"/>
    </style:style>
    <style:style style:name="T9" style:family="text">
      <style:text-properties fo:font-size="12pt" officeooo:rsid="00107cb5" style:font-size-asian="12pt" style:font-size-complex="12pt"/>
    </style:style>
    <style:style style:name="T10" style:family="text">
      <style:text-properties fo:font-size="12pt" officeooo:rsid="000b1820" style:font-size-asian="12pt" style:font-size-complex="12pt"/>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weight="bold" style:font-weight-asian="bold" style:font-weight-complex="bold"/>
    </style:style>
    <style:style style:name="T13" style:family="text">
      <style:text-properties officeooo:rsid="00107cb5"/>
    </style:style>
    <style:style style:name="T1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2"><text:bookmark-start text:name="pdftosrc-test"/>pdftosrc test<text:bookmark-end text:name="pdftosrc-test"/></text:h>
      <text:p text:style-name="P1">The following is an example of creating a PDF document with an “embedded object,” then attempting to extract any objects using <text:span text:style-name="T2">pdftosrc</text:span>. This PDF file was created in LibreOffice as an ODT that was then exported. It contains that embedded ODT of itself.<text:line-break/></text:p>
      <text:p text:style-name="P2"><text:span text:style-name="T7">$</text:span><text:span text:style-name="T8"> seq 0 15 | xargs -n1 </text:span><text:span text:style-name="T11">pdftosrc</text:span><text:span text:style-name="T8"> pdftosrc.pdf</text:span> </text:p>
      <text:p text:style-name="P3">...<text:line-break/>pdftosrc version 0.41.0</text:p>
      <text:p text:style-name="P3">No SourceObject found</text:p>
      <text:p text:style-name="P3">pdftosrc version 0.41.0</text:p>
      <text:p text:style-name="P3">Not a Stream object</text:p>
      <text:p text:style-name="P3">pdftosrc version 0.41.0</text:p>
      <text:p text:style-name="P3">Stream object extracted to pdftosrc.2</text:p>
      <text:p text:style-name="P3">pdftosrc version 0.41.0</text:p>
      <text:p text:style-name="P3">Not a Stream object</text:p>
      <text:p text:style-name="P3">pdftosrc version 0.41.0</text:p>
      <text:p text:style-name="P3">Not a Stream object</text:p>
      <text:p text:style-name="P3">pdftosrc version 0.41.0</text:p>
      <text:p text:style-name="P3">Stream object extracted to pdftosrc.5</text:p>
      <text:p text:style-name="P3">pdftosrc version 0.41.0</text:p>
      <text:p text:style-name="P3">Not a Stream object</text:p>
      <text:p text:style-name="P3">pdftosrc version 0.41.0</text:p>
      <text:p text:style-name="P3">Not a Stream object</text:p>
      <text:p text:style-name="P3">pdftosrc version 0.41.0</text:p>
      <text:p text:style-name="P3">Stream object extracted to pdftosrc.8</text:p>
      <text:p text:style-name="P3">pdftosrc version 0.41.0</text:p>
      <text:p text:style-name="P3">Not a Stream object</text:p>
      <text:p text:style-name="P3">pdftosrc version 0.41.0</text:p>
      <text:p text:style-name="P3">Not a Stream object</text:p>
      <text:p text:style-name="P3">pdftosrc version 0.41.0</text:p>
      <text:p text:style-name="P3">Stream object extracted to pdftosrc.11</text:p>
      <text:p text:style-name="P3">pdftosrc version 0.41.0</text:p>
      <text:p text:style-name="P3">Not a Stream object</text:p>
      <text:p text:style-name="P3">pdftosrc version 0.41.0</text:p>
      <text:p text:style-name="P3">Not a Stream object</text:p>
      <text:p text:style-name="P3">pdftosrc version 0.41.0</text:p>
      <text:p text:style-name="P3">Stream object extracted to pdftosrc.14</text:p>
      <text:p text:style-name="P3">pdftosrc version 0.41.0</text:p>
      <text:p text:style-name="P3">Not a Stream object</text:p>
      <text:p text:style-name="P3">...</text:p>
      <text:p text:style-name="P2"><text:span text:style-name="T7">$</text:span><text:span text:style-name="T8"> # there may have been more than 15 in this doc, but looks like we already found the embedded ODT (obj #</text:span><text:span text:style-name="T5">8</text:span><text:span text:style-name="T8">). </text:span><text:span text:style-name="T10">Not sure what others are..</text:span></text:p>
      <text:p text:style-name="P4"><text:span text:style-name="T6">$</text:span> file pdftosrc.*</text:p>
      <text:p text:style-name="P11">...<text:line-break/><text:span text:style-name="T14">pdftosrc.11: <text:s/>data</text:span></text:p>
      <text:p text:style-name="P12">pdftosrc.14: <text:s/>ASCII text</text:p>
      <text:p text:style-name="P12">pdftosrc.2: <text:s text:c="2"/>ASCII text, with very long lines</text:p>
      <text:p text:style-name="P12">pdftosrc.5: <text:s text:c="2"/>ASCII text, with very long lines</text:p>
      <text:p text:style-name="P13">pdftosrc.8: <text:s text:c="2"/>OpenDocument Text</text:p>
      <text:p text:style-name="P12">pdftosrc.md: <text:s/>ASCII text</text:p>
      <text:p text:style-name="P12">pdftosrc.odt: OpenDocument Text</text:p>
      <text:p text:style-name="P11"><text:span text:style-name="T14">pdftosrc.pdf: PDF document, version 1.6</text:span><text:line-break/>...<text:line-break/><text:line-break/><text:line-break/><text:line-break/><text:line-break/><text:span text:style-name="T11">below is some copy that was added to this document to make it longer</text:span></text:p>
      <text:h text:style-name="P8" text:outline-level="3"><text:soft-page-break/></text:h>
      <text:h text:style-name="Heading_20_2" text:outline-level="2">Lorem ipsum dolor sit amet</text:h>
      <text:p text:style-name="P5"><text:span text:style-name="T1">C</text:span>onsectetur adipiscing elit, sed do eiusmod tempor incididunt ut labore et dolore magna aliqua. Vitae auctor eu augue ut lectus arcu bibendum. Tincidunt eget nullam non nisi est sit amet. Ornare suspendisse sed nisi lacus sed viverra tellus in. Sed arcu non odio euismod lacinia at quis risus. At lectus urna duis convallis convallis tellus. Fringilla ut morbi tincidunt augue interdum. Purus gravida quis blandit turpis cursus in hac habitasse. Aliquam sem fringilla ut morbi tincidunt. Purus viverra accumsan in nisl nisi scelerisque eu.</text:p>
      <text:p text:style-name="Text_20_body">Quis hendrerit dolor magna eget est. Eget aliquet nibh praesent tristique magna sit amet purus. Arcu odio ut sem nulla pharetra. Adipiscing tristique risus nec feugiat in fermentum posuere. Donec ultrices tincidunt arcu non. Ullamcorper a lacus vestibulum sed arcu non odio euismod. Eu volutpat odio facilisis mauris sit. Neque sodales ut etiam sit amet nisl purus in. Erat pellentesque adipiscing commodo elit at imperdiet dui accumsan. Cursus sit amet dictum sit amet. Amet mauris commodo quis imperdiet massa tincidunt nunc. Ultricies mi quis hendrerit dolor. Vestibulum morbi blandit cursus risus at. Mauris pharetra et ultrices neque ornare aenean euismod elementum. Sed odio morbi quis commodo odio aenean. Etiam tempor orci eu lobortis. Diam sollicitudin tempor id eu nisl nunc. Sed enim ut sem viverra aliquet eget sit amet tellus. Eu nisl nunc mi ipsum faucibus vitae aliquet. Quam nulla porttitor massa id neque aliquam vestibulum morbi. </text:p>
      <text:h text:style-name="Heading_20_2" text:outline-level="2">Mattis vulputate enim nulla aliquet porttitor lacus luctus</text:h>
      <text:p text:style-name="P5">Risus nullam eget felis eget nunc. Amet consectetur adipiscing elit ut. Sapien eget mi proin sed libero enim. Bibendum enim facilisis gravida neque convallis. Et netus et malesuada fames ac turpis egestas maecenas. Aenean vel elit scelerisque mauris pellentesque pulvinar. Gravida quis blandit turpis cursus in hac. Rhoncus aenean vel elit scelerisque mauris pellentesque pulvinar pellentesque habitant. Lacus vel facilisis volutpat est velit egestas dui id ornare. Congue mauris rhoncus aenean vel elit scelerisque. Senectus et netus et malesuada. Ultricies lacus sed turpis tincidunt. Quis risus sed vulputate odio ut enim blandit volutpat maecenas. Ut enim blandit volutpat maecenas volutpat blandit aliquam. Posuere morbi leo urna molestie at elementum eu facilisis sed. Orci eu lobortis elementum nibh tellus.</text:p>
      <text:p text:style-name="Text_20_body">Ullamcorper malesuada proin libero nunc consequat interdum varius sit amet. Urna id volutpat lacus laoreet non curabitur gravida arcu. Sit amet facilisis magna etiam tempor. Et ligula ullamcorper malesuada proin libero. Donec massa sapien faucibus et molestie ac feugiat sed. Aliquet nibh praesent tristique magna sit. Enim nec dui nunc mattis enim ut. Donec massa sapien faucibus et molestie ac. Consectetur a erat nam at lectus urna duis convallis convallis. At tempor commodo ullamcorper a lacus vestibulum sed. In ornare quam viverra orci sagittis eu volutpat odio. Sit amet massa vitae tortor condimentum lacinia quis. At volutpat diam ut venenatis. Commodo ullamcorper a lacus vestibulum sed arcu non odio. Eget duis at tellus at urna condimentum mattis. Enim nulla aliquet porttitor lacus luctus.</text:p>
      <text:p text:style-name="P6"><text:span text:style-name="T1">Exempla: </text:span><text:a xlink:type="simple" xlink:href="https://loremipsum.io/generator/?n=50&amp;t=p" text:style-name="Internet_20_link" text:visited-style-name="Visited_20_Internet_20_Link"><text:span text:style-name="T1">cosa vuol dire lorem ipsum</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paragraph" style:display-name="First paragraph" style:family="paragraph" style:parent-style-name="Text_20_body" style:next-style-name="Text_20_body" style:class="text"/>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9T05:41:58.999647030</meta:creation-date>
    <dc:date>2023-12-29T07:03:14.428455715</dc:date>
    <meta:editing-duration>PT11M</meta:editing-duration>
    <meta:editing-cycles>3</meta:editing-cycles>
    <meta:generator>LibreOffice/7.0.1.1$Linux_X86_64 LibreOffice_project/a5f37289f3fae592dd19a7d0e9a734194195b3f5</meta:generator>
    <meta:document-statistic meta:table-count="0" meta:image-count="0" meta:object-count="0" meta:page-count="2" meta:paragraph-count="53" meta:word-count="743" meta:character-count="4799" meta:non-whitespace-character-count="4093"/>
  </office:meta>
</office:document-meta>
</file>